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left="0.4925in" fo:margin-right="0in" fo:text-indent="-0.25in" style:auto-text-indent="false"/>
    </style:style>
    <style:style style:name="P4" style:family="paragraph" style:parent-style-name="Standard">
      <style:paragraph-properties fo:margin-left="0.2945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 style:parent-style-name="Standard" style:list-style-name="L4">
      <style:paragraph-properties fo:margin-left="0in" fo:margin-right="0in" fo:text-indent="0in" style:auto-text-indent="false"/>
    </style:style>
    <style:style style:name="P9" style:family="paragraph" style:parent-style-name="Standard">
      <style:text-properties fo:font-style="italic" style:font-style-asian="italic" style:font-style-complex="italic"/>
    </style:style>
    <style:style style:name="P10" style:family="paragraph" style:parent-style-name="Standard" style:list-style-name="L1">
      <style:paragraph-properties fo:margin-left="0.4925in" fo:margin-right="0in" fo:text-indent="-0.25in" style:auto-text-indent="false"/>
    </style:style>
    <style:style style:name="P11" style:family="paragraph" style:parent-style-name="Standard" style:list-style-name="L2">
      <style:paragraph-properties fo:margin-left="0.9846in" fo:margin-right="0in" fo:text-indent="-0.25in" style:auto-text-indent="false"/>
    </style:style>
    <style:style style:name="P12" style:family="paragraph" style:parent-style-name="Standard" style:list-style-name="L3">
      <style:paragraph-properties fo:margin-left="0.9846in" fo:margin-right="0in" fo:text-indent="-0.25in" style:auto-text-indent="false"/>
    </style:style>
    <style:style style:name="P13" style:family="paragraph" style:parent-style-name="Standard" style:list-style-name="L3">
      <style:paragraph-properties fo:margin-left="0.9846in" fo:margin-right="0in" fo:text-indent="-0.25in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3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color="#0084d1" fo:font-style="italic" fo:font-weight="normal" style:font-style-asian="italic" style:font-weight-asian="normal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<text:span text:style-name="T1"><text:tab/>Documentation to Create Class Diagram</text:span></text:p>
      <text:p text:style-name="P2"/>
      <text:p text:style-name="P2"><text:s text:c="5"/>For Rails 2</text:p>
      <text:list xml:id="list2063119220" text:style-name="L1">
        <text:list-item>
          <text:p text:style-name="P10">Install gem railroad, following command is <text:span text:style-name="T7">used</text:span></text:p>
        </text:list-item>
      </text:list>
      <text:p text:style-name="P3"><text:tab/><text:span text:style-name="T5">gem install railroad </text:span></text:p>
      <text:p text:style-name="P3"/>
      <text:list xml:id="list754169210" text:continue-numbering="true" text:style-name="L1">
        <text:list-item>
          <text:p text:style-name="P10">Install package graphviz, following command is <text:span text:style-name="T7">used</text:span></text:p>
        </text:list-item>
      </text:list>
      <text:p text:style-name="P1"><text:tab/><text:span text:style-name="T5">yum install graphviz</text:span></text:p>
      <text:p text:style-name="P6"/>
      <text:list xml:id="list515263235" text:continue-numbering="true" text:style-name="L1">
        <text:list-item>
          <text:p text:style-name="P10">To create model diagram, following command is used</text:p>
        </text:list-item>
      </text:list>
      <text:p text:style-name="P4"><text:tab/><text:span text:style-name="T5">railroad -a -M | neato -Tpng &gt; /home/Deepika/Desktop/model.png </text:span></text:p>
      <text:p text:style-name="P1"><text:tab/>where </text:p>
      <text:list xml:id="list1581522433" text:style-name="L2">
        <text:list-item>
          <text:list>
            <text:list-item>
              <text:list>
                <text:list-item>
                  <text:p text:style-name="P11">-a is used to create diagram of all models i.e. to include all models (not only <text:span text:style-name="Source_20_Text">ActiveRecord::Base</text:span> derived)</text:p>
                </text:list-item>
                <text:list-item>
                  <text:p text:style-name="P11">-M is used to generate models diagram</text:p>
                </text:list-item>
                <text:list-item>
                  <text:p text:style-name="P11">-Tpng is used to create diagram in png format</text:p>
                </text:list-item>
                <text:list-item>
                  <text:p text:style-name="P11">/home/Deepika/Desktop/model.png is the path given to save the model.png file</text:p>
                </text:list-item>
              </text:list>
            </text:list-item>
          </text:list>
        </text:list-item>
      </text:list>
      <text:p text:style-name="P1"/>
      <text:p text:style-name="P1"><text:s text:c="6"/>4. <text:s text:c="2"/>To create controller diagram, following command is used</text:p>
      <text:p text:style-name="P1"><text:tab/><text:span text:style-name="T5">railroad <text:s/>-C | neato -Tpng &gt; /home/Deepika/Desktop/controllers.png</text:span></text:p>
      <text:p text:style-name="P1"><text:span text:style-name="T5"><text:tab/></text:span><text:span text:style-name="T7">where</text:span></text:p>
      <text:list xml:id="list126501900" text:style-name="L3">
        <text:list-item>
          <text:list>
            <text:list-item>
              <text:list>
                <text:list-item>
                  <text:p text:style-name="P13">-C is used to generate controller diagram</text:p>
                </text:list-item>
                <text:list-item>
                  <text:p text:style-name="P13">-Tpng is used to create diagram in png format</text:p>
                </text:list-item>
                <text:list-item>
                  <text:p text:style-name="P12"><text:s/><text:span text:style-name="T6">/home/Deepika/Desktop/controllers.png is the path given to save the controllers.png file</text:span></text:p>
                </text:list-item>
              </text:list>
            </text:list-item>
          </text:list>
        </text:list-item>
      </text:list>
      <text:p text:style-name="P7"/>
      <text:p text:style-name="P1"><text:span text:style-name="T6"><text:s text:c="6"/>5. <text:s text:c="3"/></text:span><text:span text:style-name="T7">Reference:</text:span></text:p>
      <text:p text:style-name="P1"><text:span text:style-name="T6"><text:tab/></text:span><text:span text:style-name="T8">http://railroad.rubyforge.org/</text:span></text:p>
      <text:p text:style-name="P7"/>
      <text:p text:style-name="P1"><text:span text:style-name="T2"><text:s text:c="5"/></text:span><text:span text:style-name="T3"><text:s/></text:span><text:span text:style-name="T4">For Rails 3</text:span></text:p>
      <text:p text:style-name="P1"><text:span text:style-name="T6"><text:s text:c="7"/></text:span><text:span text:style-name="T7">1. Use gem railroady in gem file of your application (Gemfile)</text:span></text:p>
      <text:p text:style-name="P7"><text:s text:c="3"/></text:p>
      <text:list xml:id="list108623346" text:style-name="L4">
        <text:list-item>
          <text:list>
            <text:list-header>
              <text:p text:style-name="P8"><text:span text:style-name="T6"><text:s text:c="6"/></text:span><text:span text:style-name="T7"><text:s/>2. Steps to generate diagram on rails3</text:span></text:p>
            </text:list-header>
          </text:list>
        </text:list-item>
      </text:list>
      <text:p text:style-name="P1"><text:span text:style-name="T6"><text:tab/> <text:s text:c="4"/>i. <text:s text:c="3"/>sudo port install graphviz </text:span></text:p>
      <text:p text:style-name="P9"><text:tab/> <text:s text:c="4"/>ii. <text:s text:c="2"/>sudo gem install railroady </text:p>
      <text:p text:style-name="P9"><text:tab/> <text:s text:c="4"/>iii. <text:s/>cd my_rails_3_project </text:p>
      <text:p text:style-name="P9"><text:tab/> <text:s text:c="4"/>iv. <text:s/>Add "railroady" in Gemfile. </text:p>
      <text:p text:style-name="P9"><text:tab/> <text:s text:c="4"/>v. <text:s text:c="2"/>rake diagram:all </text:p>
      <text:p text:style-name="P9"><text:tab/> <text:s text:c="4"/>vi. <text:s/>open doc/*.svg </text:p>
      <text:p text:style-name="P7"/>
      <text:p text:style-name="P1"><text:span text:style-name="T6"><text:s text:c="7"/>3. </text:span><text:span text:style-name="T7"><text:s/>Reference:</text:span></text:p>
      <text:p text:style-name="P1"><text:span text:style-name="T6"><text:tab/></text:span><text:span text:style-name="T8">http://railroady.prestonlee.com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WenQuanYi Zen Hei Mono" style:font-name-complex="Lohit Devanagar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epika Nikode</meta:initial-creator>
    <meta:creation-date>2011-10-18T17:34:42</meta:creation-date>
    <dc:date>2011-10-18T18:37:48</dc:date>
    <dc:creator>Deepika Nikode</dc:creator>
    <meta:editing-duration>PT49M58S</meta:editing-duration>
    <meta:editing-cycles>19</meta:editing-cycles>
    <meta:generator>OpenOffice.org/3.3$Linux OpenOffice.org_project/330m20$Build-9567</meta:generator>
    <meta:document-statistic meta:table-count="0" meta:image-count="0" meta:object-count="0" meta:page-count="1" meta:paragraph-count="33" meta:word-count="193" meta:character-count="1370"/>
  </office:meta>
</office:document-meta>
</file>